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weight="bold" officeooo:rsid="001f3ede" officeooo:paragraph-rsid="001f3ede" style:font-weight-asian="bold" style:font-weight-complex="bold"/>
    </style:style>
    <style:style style:name="P2" style:family="paragraph" style:parent-style-name="Standard">
      <style:text-properties style:font-name="Consolas" fo:font-weight="normal" officeooo:rsid="001f3ede" officeooo:paragraph-rsid="001f3ede" style:font-weight-asian="normal" style:font-weight-complex="normal"/>
    </style:style>
    <style:style style:name="P3" style:family="paragraph" style:parent-style-name="Standard">
      <style:text-properties style:font-name="Consolas" fo:font-weight="normal" officeooo:rsid="001f3ede" officeooo:paragraph-rsid="001f3ede" style:font-weight-asian="normal" style:font-weight-complex="normal"/>
    </style:style>
    <style:style style:name="P4" style:family="paragraph" style:parent-style-name="Standard">
      <style:text-properties style:font-name="Consolas" fo:font-weight="normal" officeooo:rsid="001f3ede" officeooo:paragraph-rsid="002131b6" style:font-weight-asian="normal" style:font-weight-complex="normal"/>
    </style:style>
    <style:style style:name="P5" style:family="paragraph" style:parent-style-name="Standard">
      <style:text-properties style:font-name="Consolas" fo:font-weight="normal" officeooo:rsid="002131b6" officeooo:paragraph-rsid="002131b6" style:font-weight-asian="normal" style:font-weight-complex="normal"/>
    </style:style>
    <style:style style:name="T1" style:family="text">
      <style:text-properties officeooo:rsid="001fda8d"/>
    </style:style>
    <style:style style:name="T2" style:family="text">
      <style:text-properties officeooo:rsid="002131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tihan BinTree 2</text:p>
      <text:p text:style-name="P1"/>
      <text:p text:style-name="P2">function bSearch(p: BinTree, x: ElType) → boolean</text:p>
      <text:p text:style-name="P2"><text:s text:c="4"/>if p = NIL then</text:p>
      <text:p text:style-name="P2"><text:s text:c="8"/>return false</text:p>
      <text:p text:style-name="P2"><text:s text:c="4"/>else if p.info = x then</text:p>
      <text:p text:style-name="P2"><text:s text:c="8"/>return true</text:p>
      <text:p text:style-name="P2"><text:s text:c="4"/>else if x &lt; p.info then</text:p>
      <text:p text:style-name="P2"><text:s text:c="8"/>return bSearch(p.left, x)</text:p>
      <text:p text:style-name="P2"><text:s text:c="4"/>else</text:p>
      <text:p text:style-name="P2"><text:s text:c="8"/>return bSearch(p.right, x)</text:p>
      <text:p text:style-name="P2"/>
      <text:p text:style-name="P5"><text:tab/>depend on x, p.info</text:p>
      <text:p text:style-name="P5"><text:tab/><text:tab/>p.info = x : → true</text:p>
      <text:p text:style-name="P5"><text:tab/><text:tab/>p.info &gt; x : → bSearch(p.left, x)</text:p>
      <text:p text:style-name="P5"><text:tab/><text:tab/>p.info &lt; x : → bSearch(p.right, x)</text:p>
      <text:p text:style-name="P5"/>
      <text:p text:style-name="P2"/>
      <text:p text:style-name="P2">//<text:span text:style-name="T1">isBTree</text:span></text:p>
      <text:p text:style-name="P2">function height(p: BinTree) → integer</text:p>
      <text:p text:style-name="P2"><text:s text:c="4"/>if p = NIL then</text:p>
      <text:p text:style-name="P2"><text:s text:c="8"/>return 0</text:p>
      <text:p text:style-name="P2"><text:s text:c="4"/>else</text:p>
      <text:p text:style-name="P2"><text:s text:c="8"/>return 1 + max(height(p.left), height(p.right))</text:p>
      <text:p text:style-name="P2"/>
      <text:p text:style-name="P2">function isBTree(p: BinTree) → boolean</text:p>
      <text:p text:style-name="P2"><text:s text:c="4"/>if p = NIL then</text:p>
      <text:p text:style-name="P2"><text:s text:c="8"/>return true</text:p>
      <text:p text:style-name="P2"><text:s text:c="4"/>else</text:p>
      <text:p text:style-name="P2"><text:s text:c="8"/>hl ← height(p.left)</text:p>
      <text:p text:style-name="P2"><text:s text:c="8"/>hr ← height(p.right)</text:p>
      <text:p text:style-name="P2"><text:s text:c="8"/>if abs(hl - hr) &gt; 1 then</text:p>
      <text:p text:style-name="P2"><text:s text:c="12"/>return false</text:p>
      <text:p text:style-name="P2"><text:s text:c="8"/>else</text:p>
      <text:p text:style-name="P2"><text:s text:c="12"/>return isBTree(p.left) and isBTree(p.right)</text:p>
      <text:p text:style-name="P2"/>
      <text:p text:style-name="P2">//<text:span text:style-name="T1">buildBST</text:span></text:p>
      <text:p text:style-name="P2">function insertBST(p: BinTree, x: ElType) → BinTree</text:p>
      <text:p text:style-name="P2"><text:s text:c="4"/>if p = NIL then</text:p>
      <text:p text:style-name="P2"><text:s text:c="8"/>p ← alokasi(x)</text:p>
      <text:p text:style-name="P2"><text:s text:c="4"/>else if x &gt;<text:span text:style-name="T2">=</text:span> p.info then</text:p>
      <text:p text:style-name="P4"><text:tab/>p.right ← insertBST(p.right, x)</text:p>
      <text:p text:style-name="P2"><text:s text:c="8"/></text:p>
      <text:p text:style-name="P2"><text:s text:c="4"/>else</text:p>
      <text:p text:style-name="P4"><text:s text:c="7"/>p.left ← insertBST(p.left, x)</text:p>
      <text:p text:style-name="P2"><text:s text:c="4"/>return p</text:p>
      <text:p text:style-name="P2"/>
      <text:p text:style-name="P2">function buildBST(infos: array [0..99] of integer, nEff: integer) → BinTree</text:p>
      <text:p text:style-name="P2"><text:s text:c="4"/>root ← NIL</text:p>
      <text:p text:style-name="P2"><text:s text:c="4"/>for i ← 0 to nEff - 1 do</text:p>
      <text:p text:style-name="P2"><text:soft-page-break/><text:s text:c="8"/>root ← insertBST(root, infos[i])</text:p>
      <text:p text:style-name="P2"><text:s text:c="4"/>return roo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3T21:34:43.728582116</meta:creation-date>
    <dc:date>2025-06-20T20:35:27.676933418</dc:date>
    <meta:editing-duration>PT37M18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2" meta:paragraph-count="45" meta:word-count="175" meta:character-count="1169" meta:non-whitespace-character-count="827"/>
  </office:meta>
</office:document-meta>
</file>